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olumn" style:name="aceb2c5">
      <style:table-column-properties style:rel-column-width="1000*"/>
    </style:style>
    <style:style style:family="table" style:name="a753436" style:parent-style-name="TableGrid">
      <style:table-properties style:rel-width="100%"/>
    </style:style>
    <style:style style:family="table-cell" style:name="aef98e3">
      <style:table-cell-properties fo:border-bottom="0.02mm solid #000000" fo:border-left="0.02mm solid #000000" fo:border-right="0.02mm solid #000000" fo:border-top="0.02mm solid #000000"/>
    </style:style>
    <style:style style:family="table-column" style:name="a749c5d">
      <style:table-column-properties style:rel-column-width="1000*"/>
    </style:style>
    <style:style style:family="table" style:name="a856bb9" style:parent-style-name="TableGrid">
      <style:table-properties style:rel-width="100%"/>
    </style:style>
    <style:style style:family="paragraph" style:list-style-name="L30031" style:name="a7fbf1c" style:parent-style-name="ListParagraph">
      <style:paragraph-properties/>
    </style:style>
    <style:style style:family="paragraph" style:list-style-name="L30031" style:name="a75f3bf" style:parent-style-name="ListParagraph">
      <style:paragraph-properties/>
    </style:style>
    <style:style style:family="table-cell" style:name="a194339">
      <style:table-cell-properties fo:border-top="0.18mm solid #000000"/>
    </style:style>
    <style:style style:family="table-cell" style:name="a935e4b">
      <style:table-cell-properties fo:border-top="0.18mm solid #000000"/>
    </style:style>
    <style:style style:family="table-row" style:name="a54a9a6">
      <style:table-row-properties style:row-height="0.0mm"/>
    </style:style>
    <style:style style:family="table-cell" style:name="abd3a15">
      <style:table-cell-properties fo:border-bottom="0.18mm solid #000000"/>
    </style:style>
    <style:style style:family="table-cell" style:name="ac4c5a9">
      <style:table-cell-properties fo:border-bottom="0.18mm solid #000000"/>
    </style:style>
    <style:style style:family="table-column" style:name="a8352f7">
      <style:table-column-properties style:rel-column-width="7679*"/>
    </style:style>
    <style:style style:family="table-column" style:name="a39449f">
      <style:table-column-properties style:rel-column-width="640*"/>
    </style:style>
    <style:style style:family="table-column" style:name="af7330f">
      <style:table-column-properties style:rel-column-width="7679*"/>
    </style:style>
    <style:style style:family="table" style:name="a26e18b">
      <style:table-properties style:width="16.0cm" table:align="left"/>
    </style:style>
    <style:style style:family="paragraph" style:name="aee067b">
      <style:paragraph-properties fo:margin-top="12.7mm"/>
    </style:style>
    <style:style style:family="table-row" style:name="a17b5ef">
      <style:table-row-properties style:row-height="7.93mm"/>
    </style:style>
    <style:style style:family="table-row" style:name="a54a23a">
      <style:table-row-properties style:row-height="7.93mm"/>
    </style:style>
    <style:style style:family="table-column" style:name="adc1a89">
      <style:table-column-properties style:rel-column-width="14418*"/>
    </style:style>
    <style:style style:family="table-column" style:name="a09be0b">
      <style:table-column-properties style:rel-column-width="1582*"/>
    </style:style>
    <style:style style:family="table" style:name="a6df7e2" style:parent-style-name="FieldTripLetterTable">
      <style:table-properties style:rel-width="100%"/>
    </style:style>
    <style:style style:family="table-row" style:name="aaa4c4e">
      <style:table-row-properties style:row-height="25.4mm"/>
    </style:style>
    <style:style style:family="table-column" style:name="ac17fde">
      <style:table-column-properties style:rel-column-width="16000*"/>
    </style:style>
    <style:style style:family="table" style:name="ad88236" style:parent-style-name="FieldTripLetterTable">
      <style:table-properties style:rel-width="100%"/>
    </style:style>
    <style:style style:family="paragraph" style:list-style-name="L1" style:name="ab44ec1" style:parent-style-name="ListParagraph">
      <style:paragraph-properties/>
    </style:style>
    <style:style style:family="table-cell" style:name="a52d5d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82348" style:parent-style-name="ListParagraph">
      <style:paragraph-properties/>
    </style:style>
    <style:style style:family="table-cell" style:name="a0436b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dfabf" style:parent-style-name="ListParagraph">
      <style:paragraph-properties/>
    </style:style>
    <style:style style:family="table-cell" style:name="a75518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0aa760">
      <style:table-row-properties style:row-height="93.66mm"/>
    </style:style>
    <style:style style:family="table-column" style:name="a5f051b">
      <style:table-column-properties style:rel-column-width="56*"/>
    </style:style>
    <style:style style:family="table-column" style:name="a5c2c2e">
      <style:table-column-properties style:rel-column-width="17*"/>
    </style:style>
    <style:style style:family="table-column" style:name="acb94a8">
      <style:table-column-properties style:rel-column-width="27*"/>
    </style:style>
    <style:style style:family="table" style:name="a188b3b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able:table table:style-name="a188b3b">
        <table:table-column table:style-name="acb94a8"/>
        <table:table-column table:style-name="a5c2c2e"/>
        <table:table-column table:style-name="a5f051b"/>
        <table:table-row table:style-name="a0aa760">
          <table:table-cell table:style-name="a755188">
            <text:list text:continue-numbering="true" text:style-name="L1">
              <text:list-item>
                <text:p text:style-name="aedfabf"/>
              </text:list-item>
            </text:list>
          </table:table-cell>
          <table:table-cell table:style-name="a0436be">
            <text:list text:continue-numbering="true" text:style-name="L1">
              <text:list-item>
                <text:p text:style-name="a382348"/>
              </text:list-item>
            </text:list>
          </table:table-cell>
          <table:table-cell table:style-name="a52d5d2">
            <text:list text:continue-numbering="true" text:style-name="L1">
              <text:list-item>
                <text:p text:style-name="ab44ec1"/>
              </text:list-item>
            </text:list>
          </table:table-cell>
        </table:table-row>
      </table:table>
      <table:table table:style-name="a856bb9">
        <table:table-column table:number-columns-repeated="2" table:style-name="a749c5d"/>
        <table:table-row>
          <table:table-cell table:style-name="aef98e3"/>
          <table:table-cell table:style-name="aef98e3"/>
        </table:table-row>
      </table:table>
      <text:p>Zweite Tabelle</text:p>
      <text:p/>
      <table:table table:style-name="a753436">
        <table:table-column table:number-columns-repeated="2" table:style-name="aceb2c5"/>
        <table:table-row>
          <table:table-cell/>
          <table:table-cell/>
        </table:table-row>
      </table:table>
      <text:p/>
      <text:p text:style-name="Standard"/>
      <table:table table:style-name="ad88236">
        <table:table-column table:style-name="ac17fde"/>
        <table:table-row table:style-name="aaa4c4e">
          <table:table-cell>
            <text:p/>
          </table:table-cell>
        </table:table-row>
      </table:table>
      <text:p>Notfallkontakt:</text:p>
      <table:table table:style-name="a6df7e2">
        <table:table-column table:style-name="a09be0b"/>
        <table:table-column table:style-name="adc1a89"/>
        <table:table-row table:style-name="a54a23a">
          <table:table-cell>
            <text:p>Name:</text:p>
          </table:table-cell>
          <table:table-cell>
            <text:p/>
          </table:table-cell>
        </table:table-row>
        <table:table-row table:style-name="a17b5ef">
          <table:table-cell>
            <text:p>Telefon:</text:p>
          </table:table-cell>
          <table:table-cell>
            <text:p/>
          </table:table-cell>
        </table:table-row>
      </table:table>
      <text:p text:style-name="aee067b">Mein Kind darf im Notfall medizinisch betreut werden.</text:p>
      <table:table table:style-name="a26e18b">
        <table:table-column table:style-name="af7330f"/>
        <table:table-column table:style-name="a39449f"/>
        <table:table-column table:style-name="a8352f7"/>
        <table:table-row>
          <table:table-cell table:style-name="ac4c5a9">
            <text:p/>
          </table:table-cell>
          <table:table-cell>
            <text:p/>
          </table:table-cell>
          <table:table-cell table:style-name="abd3a15">
            <text:p/>
          </table:table-cell>
        </table:table-row>
        <table:table-row table:style-name="a54a9a6">
          <table:table-cell table:style-name="a935e4b">
            <text:p>Unterschrift der Eltern/eines Erziehungsberechtigten</text:p>
          </table:table-cell>
          <table:table-cell>
            <text:p/>
          </table:table-cell>
          <table:table-cell table:style-name="a194339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75f3bf">a</text:p>
        </text:list-item>
      </text:list>
      <text:list text:continue-numbering="true" text:style-name="L30031">
        <text:list-item>
          <text:p text:style-name="a7fbf1c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Table Grid" style:family="table" style:name="TableGrid"/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1</dc:date>
    <meta:editing-cycles>2</meta:editing-cycles>
    <meta:editing-duration>PT0.010S</meta:editing-duration>
  </office:meta>
</office:document-meta>
</file>